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IndexInpu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IndexInput.JEIndexInput( JEDirectory directory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IndexInput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IndexInput.readBy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IndexInput.read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